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9">
      <style:paragraph-properties fo:line-height="150%"/>
      <style:text-properties style:font-name="Arial" style:font-name-asian="Arial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29" style:family="paragraph" style:parent-style-name="Text_20_body" style:list-style-name="L10">
      <style:paragraph-properties fo:margin-top="0cm" fo:margin-bottom="0cm" fo:line-height="150%" style:writing-mode="lr-tb"/>
    </style:style>
    <style:style style:name="P3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/>
      <text:p text:style-name="P3">---------------------------------------------------------------------------</text:p>
      <text:p text:style-name="P8">res free# JVEMV6 37#12.4_1 / 37. miscs / 12. programming / 4. cake_ifm11-with-php / <text:s/>20200108_094400</text:p>
      <text:p text:style-name="P8"/>
      <text:p text:style-name="P3">[do] <text:span text:style-name="T1">#_ </text:span></text:p>
      <text:list xml:id="list5634000138119887722" text:style-name="L1">
        <text:list-item>
          <text:p text:style-name="P14">REVIEW</text:p>
        </text:list-item>
        <text:list-item>
          <text:p text:style-name="P14">TASK-1 : setup → cake</text:p>
          <text:list>
            <text:list-item>
              <text:p text:style-name="P14">T-1.1</text:p>
              <text:list>
                <text:list-item>
                  <text:p text:style-name="P31">start : C:\WORKS_2\Programs\eclipse\eclipse_luna_php</text:p>
                </text:list-item>
                <text:list-item>
                  <text:p text:style-name="P31"><text:span text:style-name="T1">#_ </text:span>eclipse ==&gt; new task</text:p>
                  <text:list>
                    <text:list-item>
                      <text:p text:style-name="P31">37#12_programming/4_cake_ifm11-with-php/1~</text:p>
                    </text:list-item>
                  </text:list>
                </text:list-item>
                <text:list-item>
                  <text:p text:style-name="P31"><text:span text:style-name="T1">#_ </text:span>DUP : controller : FxAdminController.php </text:p>
                  <text:list>
                    <text:list-item>
                      <text:p text:style-name="P14">==&gt; IfmController.php</text:p>
                    </text:list-item>
                  </text:list>
                </text:list-item>
                <text:list-item>
                  <text:p text:style-name="P14"><text:span text:style-name="T1">#_ </text:span>edit</text:p>
                  <text:list>
                    <text:list-item>
                      <text:p text:style-name="P14">class name</text:p>
                    </text:list-item>
                    <text:list-item>
                      <text:p text:style-name="P14">index()</text:p>
                    </text:list-item>
                  </text:list>
                </text:list-item>
                <text:list-item>
                  <text:p text:style-name="P14">TEST : browse ==&gt; should error</text:p>
                  <text:list>
                    <text:list-item>
                      <text:p text:style-name="P14">==&gt; OK</text:p>
                      <text:list>
                        <text:list-item>
                          <text:p text:style-name="P14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T-1.2 : view</text:p>
              <text:list>
                <text:list-item>
                  <text:p text:style-name="P14">DUP : C:\WORKS_2\WS\Eclipse_Luna\Cake_IFM11\app\View\FxAdmin</text:p>
                  <text:list>
                    <text:list-item>
                      <text:p text:style-name="P14">==&gt; Ifm</text:p>
                    </text:list-item>
                    <text:list-item>
                      <text:p text:style-name="P14">edit file ==&gt; index.ctp</text:p>
                    </text:list-item>
                    <text:list-item>
                      <text:p text:style-name="P14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TASK-2 : javascript </text:p>
          <text:list>
            <text:list-item>
              <text:p text:style-name="P14">javascript : lib_ifm.js // <text:soft-page-break/>C:\WORKS_2\WS\Eclipse_Luna\Cake_IFM11\app\webroot\js\</text:p>
              <text:list>
                <text:list-item>
                  <text:p text:style-name="P14">DUP</text:p>
                </text:list-item>
                <text:list-item>
                  <text:p text:style-name="P14">edit</text:p>
                </text:list-item>
                <text:list-item>
                  <text:p text:style-name="P14">view ==&gt; new line</text:p>
                  <text:list>
                    <text:list-item>
                      <text:p text:style-name="P14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TASK-3 : view : index</text:p>
          <text:list>
            <text:list-item>
              <text:list>
                <text:list-item>
                  <text:p text:style-name="P14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4">T-3.1</text:p>
              <text:list>
                <text:list-item>
                  <text:p text:style-name="P14">view : table, tr, td</text:p>
                </text:list-item>
                <text:list-item>
                  <text:p text:style-name="P14">css : new FILE :</text:p>
                  <text:list>
                    <text:list-item>
                      <text:p text:style-name="P14">DUP : libfx.css ==&gt; lib_ifm.css</text:p>
                    </text:list-item>
                    <text:list-item>
                      <text:p text:style-name="P14">view ==&gt; new line</text:p>
                    </text:list-item>
                  </text:list>
                </text:list-item>
              </text:list>
            </text:list-item>
            <text:list-item>
              <text:p text:style-name="P14">T-3.2 : more tags</text:p>
              <text:list>
                <text:list-item>
                  <text:p text:style-name="P14">“&lt;div id="div_IM_Update_Date"&gt;”</text:p>
                </text:list-item>
                <text:list-item>
                  <text:p text:style-name="P14">css : “div_IM_Update_Date”</text:p>
                </text:list-item>
                <text:list-item>
                  <text:p text:style-name="P14">TEST ==&gt; OK</text:p>
                </text:list-item>
                <text:list-item>
                  <text:p text:style-name="P14">css : “ipt_Ifm_Index_Input_Area”</text:p>
                </text:list-item>
              </text:list>
            </text:list-item>
            <text:list-item>
              <text:p text:style-name="P14">T-3.3: tag : table entries</text:p>
              <text:list>
                <text:list-item>
                  <text:p text:style-name="P14">“div_Ifm_Index_Actions__Entries”</text:p>
                </text:list-item>
                <text:list-item>
                  <text:p text:style-name="P14">edit ==&gt; python codes → to php lines</text:p>
                </text:list-item>
                <text:list-item>
                  <text:p text:style-name="P14">controller : dummy array → $lo_Commands</text:p>
                </text:list-item>
                <text:list-item>
                  <text:p text:style-name="P14">css for ==&gt; “tbl_Im_Actions” ==&gt; OK</text:p>
                </text:list-item>
                <text:list-item>
                  <text:p text:style-name="P14">css for ==&gt; “bt_Basic_2_Size20” </text:p>
                  <text:list>
                    <text:list-item>
                      <text:p text:style-name="P1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1474109386362679829" text:style-name="L2">
        <text:list-item>
          <text:p text:style-name="P15">TASK</text:p>
          <text:list>
            <text:list-item>
              <text:p text:style-name="P15">button actions</text:p>
              <text:list>
                <text:list-item>
                  <text:p text:style-name="P15"><text:soft-page-break/>ref : “ &lt;td id="td_Label_1" name="1) change_file_names.bat"&gt;”</text:p>
                  <text:list>
                    <text:list-item>
                      <text:p text:style-name="P15"><text:a xlink:type="simple" xlink:href="http://127.0.0.1:8000/im/" text:style-name="Internet_20_link" text:visited-style-name="Visited_20_Internet_20_Link">http://127.0.0.1:8000/im/</text:a> </text:p>
                    </text:list-item>
                    <text:list-item>
                      <text:p text:style-name="P15">C:\WORKS_2\WS\WS_Others.prog\prog\D-7\2_2\VIRTUAL\Admin_Projects\im\templates\im\partials\index_table.html</text:p>
                      <text:list>
                        <text:list-item>
                          <text:p text:style-name="P15">&lt;!-- 20200108_104300:tmp --&gt;</text:p>
                        </text:list-item>
                      </text:list>
                    </text:list-item>
                  </text:list>
                </text:list-item>
                <text:list-item>
                  <text:p text:style-name="P15">js file : //_20200108_104219:next</text:p>
                </text:list-item>
                <text:list-item>
                  <text:p text:style-name="P15"/>
                </text:list-item>
              </text:list>
            </text:list-item>
          </text:list>
        </text:list-item>
      </text:list>
      <text:p text:style-name="P3">[further]</text:p>
      <text:list xml:id="list5033839907359068136" text:style-name="L3">
        <text:list-item>
          <text:p text:style-name="P16"/>
        </text:list-item>
      </text:list>
      <text:p text:style-name="P10"><text:line-break/><text:span text:style-name="T2">[/ 20200108_105046]</text:span></text:p>
      <text:p text:style-name="P10"/>
      <text:p text:style-name="P6"/>
      <text:p text:style-name="P3"><text:span text:style-name="T3">1</text:span>---------------------------------------------------------------------------</text:p>
      <text:p text:style-name="P8">res free# JVEMV6 37#12.4_2 / 37. miscs / 12. programming / 4. cake_ifm11-with-php / <text:s/>20200108_130621</text:p>
      <text:p text:style-name="P8"/>
      <text:p text:style-name="P3">[do] <text:span text:style-name="T1">#_ </text:span></text:p>
      <text:list xml:id="list7940732215038750059" text:style-name="L10">
        <text:list-item>
          <text:p text:style-name="P29"><text:span text:style-name="T7">REVIEW</text:span></text:p>
        </text:list-item>
        <text:list-item>
          <text:p text:style-name="P29"><text:span text:style-name="T7">TASK-1</text:span></text:p>
          <text:list>
            <text:list-item>
              <text:list>
                <text:list-item>
                  <text:p text:style-name="P21">button actions</text:p>
                  <text:list>
                    <text:list-item>
                      <text:p text:style-name="P21">ref : “ &lt;td id="td_Label_1" name="1) change_file_names.bat"&gt;”</text:p>
                      <text:list>
                        <text:list-item>
                          <text:p text:style-name="P21"><text:a xlink:type="simple" xlink:href="http://127.0.0.1:8000/im/" text:style-name="Internet_20_link" text:visited-style-name="Visited_20_Internet_20_Link">http://127.0.0.1:8000/im/</text:a> </text:p>
                        </text:list-item>
                        <text:list-item>
                          <text:p text:style-name="P21">C:\WORKS_2\WS\WS_Others.prog\prog\D-7\2_2\VIRTUAL\Admin_Projects\im\templates\im\partials\index_table.html</text:p>
                        </text:list-item>
                        <text:list-item>
                          <text:p text:style-name="P21">&lt;!-- 20200108_104300:tmp --&gt;</text:p>
                        </text:list-item>
                      </text:list>
                    </text:list-item>
                    <text:list-item>
                      <text:p text:style-name="P21">js file : //_20200108_104219:next</text:p>
                    </text:list-item>
                  </text:list>
                </text:list-item>
              </text:list>
            </text:list-item>
            <text:list-item>
              <text:p text:style-name="P21"><text:soft-page-break/>T-1.1</text:p>
              <text:list>
                <text:list-item>
                  <text:p text:style-name="P21">new FUNC : “ifm_Actions()” (php)</text:p>
                  <text:list>
                    <text:list-item>
                      <text:p text:style-name="P21"><text:span text:style-name="T1">#_ </text:span>sig</text:p>
                    </text:list-item>
                    <text:list-item>
                      <text:p text:style-name="P21"><text:span text:style-name="T1">#_ </text:span>labels</text:p>
                    </text:list-item>
                    <text:list-item>
                      <text:p text:style-name="P21"><text:span text:style-name="T1">%_ </text:span>caller</text:p>
                    </text:list-item>
                    <text:list-item>
                      <text:p text:style-name="P21"><text:span text:style-name="T1">#_ </text:span>edit</text:p>
                      <text:list>
                        <text:list-item>
                          <text:p text:style-name="P21">layout view</text:p>
                        </text:list-item>
                      </text:list>
                    </text:list-item>
                    <text:list-item>
                      <text:p text:style-name="P21"><text:span text:style-name="T1">#_ </text:span>eigen view</text:p>
                    </text:list-item>
                    <text:list-item>
                      <text:p text:style-name="P21">TEST ==&gt; OK</text:p>
                    </text:list-item>
                  </text:list>
                </text:list-item>
              </text:list>
            </text:list-item>
            <text:list-item>
              <text:p text:style-name="P21">T-1.2 : javascript</text:p>
              <text:list>
                <text:list-item>
                  <text:p text:style-name="P21">new FUNC</text:p>
                  <text:list>
                    <text:list-item>
                      <text:p text:style-name="P21">sig</text:p>
                    </text:list-item>
                    <text:list-item>
                      <text:p text:style-name="P21">labels</text:p>
                    </text:list-item>
                    <text:list-item>
                      <text:p text:style-name="P21">caller</text:p>
                    </text:list-item>
                    <text:list-item>
                      <text:p text:style-name="P21"><text:span text:style-name="T1">#_ </text:span>“alert”</text:p>
                    </text:list-item>
                  </text:list>
                </text:list-item>
                <text:list-item>
                  <text:p text:style-name="P21"><text:span text:style-name="T1">#_ </text:span>ctp</text:p>
                  <text:list>
                    <text:list-item>
                      <text:p text:style-name="P21"><text:span text:style-name="T1">#_ </text:span>add attrib ==&gt; “onclick”</text:p>
                    </text:list-item>
                  </text:list>
                </text:list-item>
                <text:list-item>
                  <text:p text:style-name="P21">TEST ==&gt; OK</text:p>
                </text:list-item>
                <text:list-item>
                  <text:p text:style-name="P21">js : edit</text:p>
                  <text:list>
                    <text:list-item>
                      <text:p text:style-name="P21">ajax lines</text:p>
                    </text:list-item>
                  </text:list>
                </text:list-item>
                <text:list-item>
                  <text:p text:style-name="P21">TEST ==&gt; OK</text:p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action list ==&gt; update</text:p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>php : array</text:p>
                  <text:list>
                    <text:list-item>
                      <text:p text:style-name="P21">CODE</text:p>
                      <text:list>
                        <text:list-item>
                          <text:p text:style-name="P21">C/P : C:\WORKS_2\WS\WS_Others.prog\prog\D-7\2_2\VIRTUAL\Admin_Projects\im\libs_im\cons_im.py</text:p>
                        </text:list-item>
                      </text:list>
                    </text:list-item>
                    <text:list-item>
                      <text:p text:style-name="P21">TEST ==&gt; OK</text:p>
                    </text:list-item>
                  </text:list>
                </text:list-item>
              </text:list>
            </text:list-item>
            <text:list-item>
              <text:p text:style-name="P21"><text:soft-page-break/><text:span text:style-name="T1">#_ </text:span>SEG-1 : button → change colors</text:p>
              <text:list>
                <text:list-item>
                  <text:p text:style-name="P21">css : “button.bt_Basic_2_Size20:hover”</text:p>
                  <text:list>
                    <text:list-item>
                      <text:p text:style-name="P21">==&gt; OK</text:p>
                    </text:list-item>
                  </text:list>
                </text:list-item>
              </text:list>
            </text:list-item>
            <text:list-item>
              <text:p text:style-name="P21"><text:span text:style-name="T1">#_ </text:span>SEG-2 : button click ==&gt; entry → change bg color</text:p>
              <text:list>
                <text:list-item>
                  <text:p text:style-name="P21">S-2.1</text:p>
                  <text:list>
                    <text:list-item>
                      <text:p text:style-name="P21">ref : js file → main.js // C:\WORKS_2\WS\WS_Others.prog\prog\D-7\2_2\VIRTUAL\Admin_Projects\mm\static\mm\js\</text:p>
                      <text:list>
                        <text:list-item>
                          <text:p text:style-name="P21">//_20200108_134329:ref</text:p>
                        </text:list-item>
                      </text:list>
                    </text:list-item>
                    <text:list-item>
                      <text:p text:style-name="P2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ASK-3 : js ==&gt; dispatch</text:p>
          <text:list>
            <text:list-item>
              <text:p text:style-name="P21">T-3.1</text:p>
              <text:list>
                <text:list-item>
                  <text:p text:style-name="P21">section “validate : update date”</text:p>
                  <text:list>
                    <text:list-item>
                      <text:p text:style-name="P21">C/P</text:p>
                    </text:list-item>
                    <text:list-item>
                      <text:p text:style-name="P21">edit : change id string</text:p>
                    </text:list-item>
                  </text:list>
                </text:list-item>
                <text:list-item>
                  <text:p text:style-name="P21">TEST</text:p>
                  <text:list>
                    <text:list-item>
                      <text:p text:style-name="P21">==&gt; OK</text:p>
                    </text:list-item>
                  </text:list>
                </text:list-item>
              </text:list>
            </text:list-item>
            <text:list-item>
              <text:p text:style-name="P21">T-3.1 : “return : if set to white”</text:p>
              <text:list>
                <text:list-item>
                  <text:p text:style-name="P21">==&gt; OK</text:p>
                </text:list-item>
              </text:list>
            </text:list-item>
            <text:list-item>
              <text:p text:style-name="P21">T-3.2 : set “param”</text:p>
              <text:list>
                <text:list-item>
                  <text:p text:style-name="P21">cont : ifm_Actions</text:p>
                </text:list-item>
                <text:list-item>
                  <text:p text:style-name="P21">TEST ==&gt; OK (<text:a xlink:type="simple" xlink:href="http://localhost/Eclipse_Luna/Cake_IFM11/ifm/ifm_actions?action=yes" text:style-name="Internet_20_link" text:visited-style-name="Visited_20_Internet_20_Link">http://localhost/Eclipse_Luna/Cake_IFM11/ifm/ifm_actions?action=yes</text:a> )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223406494710430755" text:style-name="L4">
        <text:list-item>
          <text:p text:style-name="P17">TASK</text:p>
          <text:list>
            <text:list-item>
              <text:p text:style-name="P17">dispatch</text:p>
            </text:list-item>
            <text:list-item>
              <text:p text:style-name="P17">//_20200108_142438:next (cont)</text:p>
            </text:list-item>
          </text:list>
        </text:list-item>
      </text:list>
      <text:p text:style-name="P3">[further]</text:p>
      <text:list xml:id="list3488351490181435119" text:style-name="L5">
        <text:list-item>
          <text:p text:style-name="P18"><text:soft-page-break/></text:p>
        </text:list-item>
      </text:list>
      <text:p text:style-name="P10"><text:line-break/><text:span text:style-name="T2">[/ XXX]</text:span></text:p>
      <text:p text:style-name="P10"/>
      <text:p text:style-name="P6">@@@</text:p>
      <text:p text:style-name="P3"><text:span text:style-name="T3">2</text:span>---------------------------------------------------------------------------</text:p>
      <text:p text:style-name="P8">res free# JVEMV6 37#12.4_XX / 37. miscs / 12. programming / 4. cake_ifm11-with-php / <text:s/>XXXX</text:p>
      <text:p text:style-name="P8"/>
      <text:p text:style-name="P3">[do] <text:span text:style-name="T1">#_ </text:span></text:p>
      <text:list xml:id="list34506868" text:continue-list="list5634000138119887722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2021648172101778704" text:style-name="L11">
        <text:list-item>
          <text:p text:style-name="P22">TASK</text:p>
        </text:list-item>
      </text:list>
      <text:p text:style-name="P3">[further]</text:p>
      <text:list xml:id="list827493809505626206" text:style-name="L12">
        <text:list-item>
          <text:p text:style-name="P23"/>
        </text:list-item>
      </text:list>
      <text:p text:style-name="P10"><text:line-break/><text:span text:style-name="T2">[/ XXX]</text:span></text:p>
      <text:p text:style-name="P10"/>
      <text:p text:style-name="P10"/>
      <text:p text:style-name="P27"/>
      <text:p text:style-name="P2"/>
      <text:p text:style-name="P2"/>
      <text:p text:style-name="P2">------------------------------------------------ [TEMPLATE] 20191224_144528</text:p>
      <text:p text:style-name="P3">---------------------------------------------------------------------------</text:p>
      <text:p text:style-name="P8">res free# JVEMV6 37#12.4_XX / 37. miscs / 12. programming / 4. cake_ifm11-with-php / <text:s/>XXXX</text:p>
      <text:p text:style-name="P8"><text:soft-page-break/></text:p>
      <text:p text:style-name="P3">[do] <text:span text:style-name="T1">#_ </text:span></text:p>
      <text:list xml:id="list34496680" text:continue-list="list34506868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6278415828561034691" text:style-name="L6">
        <text:list-item>
          <text:p text:style-name="P19">TASK</text:p>
        </text:list-item>
      </text:list>
      <text:p text:style-name="P3">[further]</text:p>
      <text:list xml:id="list7060363158586284332" text:style-name="L7">
        <text:list-item>
          <text:p text:style-name="P20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3416201870747688221" text:style-name="L8">
        <text:list-item>
          <text:p text:style-name="P2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500366" text:continue-numbering="true" text:style-name="L8">
        <text:list-item>
          <text:p text:style-name="P24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8876426974465105051" text:style-name="L9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498972" text:continue-numbering="true" text:style-name="L9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4506916" text:continue-numbering="true" text:style-name="L9">
        <text:list-item>
          <text:p text:style-name="P11">move “<text:span text:style-name="T4">@@@</text:span>”</text:p>
        </text:list-item>
        <text:list-item>
          <text:p text:style-name="P26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6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8T14:28:00.11</dc:date>
    <dc:creator>iwabuchi ken</dc:creator>
    <meta:editing-duration>PT14H33M53S</meta:editing-duration>
    <meta:editing-cycles>49</meta:editing-cycles>
    <meta:generator>OpenOffice/4.1.3$Win32 OpenOffice.org_project/413m1$Build-9783</meta:generator>
    <meta:document-statistic meta:table-count="3" meta:image-count="0" meta:object-count="0" meta:page-count="8" meta:paragraph-count="158" meta:word-count="637" meta:character-count="4624"/>
  </office:meta>
</office:document-meta>
</file>